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5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5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Liberation Mono" fo:font-size="10pt" fo:language="es" fo:country="ES" fo:font-weight="bold" style:font-name-asian="Times New Roman" style:font-size-asian="12pt" style:language-asian="zh" style:country-asian="CN" style:font-weight-asian="bold" style:font-name-complex="MS Mincho"/>
    </style:style>
    <style:style style:name="T2" style:family="text">
      <style:text-properties fo:color="#000000" style:font-name="Liberation Serif" fo:font-size="10pt" fo:language="es" fo:country="ES" fo:font-weight="bold" style:font-name-asian="Cambria" style:font-size-asian="10pt" style:language-asian="zh" style:country-asian="CN" style:font-weight-asian="bold" style:font-name-complex="MS Mincho" style:font-size-complex="5.69999980926514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N = 15360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1" office:value-type="string">
            <text:p>Chunk</text:p>
          </table:table-cell>
          <table:table-cell table:style-name="ce8" office:value-type="string">
            <text:p><text:span text:style-name="T1">Static</text:span><text:span text:style-name="T2"> </text:span>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Guided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string">
            <text:p>por defecto</text:p>
          </table:table-cell>
          <table:table-cell table:style-name="ce9" office:value-type="float" office:value="0.085445064">
            <text:p>0,085445064</text:p>
          </table:table-cell>
          <table:table-cell table:style-name="ce9" office:value-type="float" office:value="0.09982341">
            <text:p>0,09982341</text:p>
          </table:table-cell>
          <table:table-cell table:style-name="ce9" office:value-type="float" office:value="0.068316935">
            <text:p>0,06831693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10" office:value-type="float" office:value="0.086396283">
            <text:p>0,086396283</text:p>
          </table:table-cell>
          <table:table-cell table:style-name="ce10" office:value-type="float" office:value="0.103429452">
            <text:p>0,103429452</text:p>
          </table:table-cell>
          <table:table-cell table:style-name="ce10" office:value-type="float" office:value="0.069062391">
            <text:p>0,069062391</text:p>
          </table:table-cell>
          <table:table-cell table:number-columns-repeated="9"/>
        </table:table-row>
        <table:table-row table:style-name="ro3">
          <table:table-cell/>
          <table:table-cell table:style-name="ce4" office:value-type="float" office:value="64">
            <text:p>64</text:p>
          </table:table-cell>
          <table:table-cell table:style-name="ce11" office:value-type="float" office:value="0.081726494">
            <text:p>0,081726494</text:p>
          </table:table-cell>
          <table:table-cell table:style-name="ce11" office:value-type="float" office:value="0.084068512">
            <text:p>0,084068512</text:p>
          </table:table-cell>
          <table:table-cell table:style-name="ce11" office:value-type="float" office:value="0.070279669">
            <text:p>0,070279669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N = 23040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1" office:value-type="string">
            <text:p>Chunk</text:p>
          </table:table-cell>
          <table:table-cell table:style-name="ce8" office:value-type="string">
            <text:p><text:span text:style-name="T1">Static</text:span><text:span text:style-name="T2"> </text:span>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Guided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string">
            <text:p>por defecto</text:p>
          </table:table-cell>
          <table:table-cell table:style-name="ce9" office:value-type="float" office:value="0.149827141">
            <text:p>0,149827141</text:p>
          </table:table-cell>
          <table:table-cell table:style-name="ce9" office:value-type="float" office:value="0.213189094">
            <text:p>0,213189094</text:p>
          </table:table-cell>
          <table:table-cell table:style-name="ce9" office:value-type="float" office:value="0.164282522">
            <text:p>0,16428252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10" office:value-type="float" office:value="0.194593088">
            <text:p>0,194593088</text:p>
          </table:table-cell>
          <table:table-cell table:style-name="ce10" office:value-type="float" office:value="0.212454278">
            <text:p>0,212454278</text:p>
          </table:table-cell>
          <table:table-cell table:style-name="ce10" office:value-type="float" office:value="0.16056942">
            <text:p>0,16056942</text:p>
          </table:table-cell>
          <table:table-cell table:number-columns-repeated="9"/>
        </table:table-row>
        <table:table-row table:style-name="ro3">
          <table:table-cell/>
          <table:table-cell table:style-name="ce4" office:value-type="float" office:value="64">
            <text:p>64</text:p>
          </table:table-cell>
          <table:table-cell table:style-name="ce11" office:value-type="float" office:value="0.187994885">
            <text:p>0,187994885</text:p>
          </table:table-cell>
          <table:table-cell table:style-name="ce11" office:value-type="float" office:value="0.191278824">
            <text:p>0,191278824</text:p>
          </table:table-cell>
          <table:table-cell table:style-name="ce11" office:value-type="float" office:value="0.159594442">
            <text:p>0,15959444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table:end-cell-address="Hoja1.H36" table:end-x="0.976cm" table:end-y="0.218cm" draw:z-index="0" draw:style-name="gr1" draw:text-style-name="P1" svg:width="16.003cm" svg:height="9.012cm" svg:x="0.098cm" svg:y="0.136cm">
              <draw:object draw:notify-on-update-of-ranges="Hoja1.B3:Hoja1.B3 Hoja1.B4:Hoja1.B6 Hoja1.C3:Hoja1.C3 Hoja1.C4:Hoja1.C6 Hoja1.D3:Hoja1.D3 Hoja1.D4:Hoja1.D6 Hoja1.E3:Hoja1.E3 Hoja1.E4:Hoja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Hoja1.O36" table:end-x="1.506cm" table:end-y="0.178cm" draw:z-index="1" draw:style-name="gr1" draw:text-style-name="P1" svg:width="16.003cm" svg:height="9.012cm" svg:x="1.31cm" svg:y="0.096cm">
              <draw:object draw:notify-on-update-of-ranges="Hoja1.B10:Hoja1.B10 Hoja1.B11:Hoja1.B13 Hoja1.C10:Hoja1.C10 Hoja1.C11:Hoja1.C13 Hoja1.D10:Hoja1.D10 Hoja1.D11:Hoja1.D13 Hoja1.E10:Hoja1.E10 Hoja1.E11:Hoja1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3">
          <table:table-cell table:number-columns-repeated="14"/>
        </table:table-row>
        <table:table-row table:style-name="ro4">
          <table:table-cell/>
          <table:table-cell table:style-name="ce5" office:value-type="string">
            <text:p>Tamaño</text:p>
          </table:table-cell>
          <table:table-cell table:style-name="ce5" office:value-type="string">
            <text:p>1 thread</text:p>
          </table:table-cell>
          <table:table-cell table:style-name="ce5" office:value-type="string">
            <text:p>2 threads</text:p>
          </table:table-cell>
          <table:table-cell table:style-name="ce5" office:value-type="string">
            <text:p>3 threads</text:p>
          </table:table-cell>
          <table:table-cell table:style-name="ce5" office:value-type="string">
            <text:p>4 threads</text:p>
          </table:table-cell>
          <table:table-cell table:style-name="ce5" office:value-type="string">
            <text:p>5 threads</text:p>
          </table:table-cell>
          <table:table-cell table:style-name="ce5" office:value-type="string">
            <text:p>6 threads</text:p>
          </table:table-cell>
          <table:table-cell table:style-name="ce5" office:value-type="string">
            <text:p>7threads</text:p>
          </table:table-cell>
          <table:table-cell table:style-name="ce5" office:value-type="string">
            <text:p>8 threads</text:p>
          </table:table-cell>
          <table:table-cell table:style-name="ce5" office:value-type="string">
            <text:p>9threads</text:p>
          </table:table-cell>
          <table:table-cell table:style-name="ce5" office:value-type="string">
            <text:p>10 threads</text:p>
          </table:table-cell>
          <table:table-cell table:style-name="ce5" office:value-type="string">
            <text:p>11 threads</text:p>
          </table:table-cell>
          <table:table-cell table:style-name="ce5" office:value-type="string">
            <text:p>12 threads</text:p>
          </table:table-cell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style-name="ce12" office:value-type="float" office:value="0.002341264">
            <text:p>0,002341264</text:p>
          </table:table-cell>
          <table:table-cell table:style-name="ce12" office:value-type="float" office:value="0.001243989">
            <text:p>0,001243989</text:p>
          </table:table-cell>
          <table:table-cell table:style-name="ce12" office:value-type="float" office:value="0.000794311">
            <text:p>0,000794311</text:p>
          </table:table-cell>
          <table:table-cell table:style-name="ce12" office:value-type="float" office:value="0.000668779">
            <text:p>0,000668779</text:p>
          </table:table-cell>
          <table:table-cell table:style-name="ce12" office:value-type="float" office:value="0.000560647">
            <text:p>0,000560647</text:p>
          </table:table-cell>
          <table:table-cell table:style-name="ce12" office:value-type="float" office:value="0.000477651">
            <text:p>0,000477651</text:p>
          </table:table-cell>
          <table:table-cell table:style-name="ce12" office:value-type="float" office:value="0.00052017">
            <text:p>0,00052017</text:p>
          </table:table-cell>
          <table:table-cell table:style-name="ce12" office:value-type="float" office:value="0.000427163">
            <text:p>0,000427163</text:p>
          </table:table-cell>
          <table:table-cell table:style-name="ce12" office:value-type="float" office:value="0.000340967">
            <text:p>0,000340967</text:p>
          </table:table-cell>
          <table:table-cell table:style-name="ce12" office:value-type="float" office:value="0.000304542">
            <text:p>0,000304542</text:p>
          </table:table-cell>
          <table:table-cell table:style-name="ce12" office:value-type="float" office:value="0.000314077">
            <text:p>0,000314077</text:p>
          </table:table-cell>
          <table:table-cell table:style-name="ce12" office:value-type="float" office:value="0.000288593">
            <text:p>0,000288593</text:p>
          </table:table-cell>
        </table:table-row>
        <table:table-row table:style-name="ro1">
          <table:table-cell/>
          <table:table-cell table:style-name="ce5" office:value-type="float" office:value="500">
            <text:p>500</text:p>
          </table:table-cell>
          <table:table-cell table:style-name="ce12" office:value-type="float" office:value="0.891406238">
            <text:p>0,891406238</text:p>
          </table:table-cell>
          <table:table-cell table:style-name="ce12" office:value-type="float" office:value="0.449648208">
            <text:p>0,449648208</text:p>
          </table:table-cell>
          <table:table-cell table:style-name="ce12" office:value-type="float" office:value="0.309073986">
            <text:p>0,309073986</text:p>
          </table:table-cell>
          <table:table-cell table:style-name="ce12" office:value-type="float" office:value="0.229289101">
            <text:p>0,229289101</text:p>
          </table:table-cell>
          <table:table-cell table:style-name="ce12" office:value-type="float" office:value="0.182331173">
            <text:p>0,182331173</text:p>
          </table:table-cell>
          <table:table-cell table:style-name="ce12" office:value-type="float" office:value="0.153968553">
            <text:p>0,153968553</text:p>
          </table:table-cell>
          <table:table-cell table:style-name="ce12" office:value-type="float" office:value="0.130954801">
            <text:p>0,130954801</text:p>
          </table:table-cell>
          <table:table-cell table:style-name="ce12" office:value-type="float" office:value="0.114258808">
            <text:p>0,114258808</text:p>
          </table:table-cell>
          <table:table-cell table:style-name="ce12" office:value-type="float" office:value="0.101529231">
            <text:p>0,101529231</text:p>
          </table:table-cell>
          <table:table-cell table:style-name="ce12" office:value-type="float" office:value="0.091518386">
            <text:p>0,091518386</text:p>
          </table:table-cell>
          <table:table-cell table:style-name="ce12" office:value-type="float" office:value="0.082932178">
            <text:p>0,082932178</text:p>
          </table:table-cell>
          <table:table-cell table:style-name="ce12" office:value-type="float" office:value="0.076460193">
            <text:p>0,076460193</text:p>
          </table:table-cell>
        </table:table-row>
        <table:table-row table:style-name="ro1">
          <table:table-cell/>
          <table:table-cell table:style-name="ce5" office:value-type="float" office:value="1000">
            <text:p>1000</text:p>
          </table:table-cell>
          <table:table-cell table:style-name="ce12" office:value-type="float" office:value="10.138254445">
            <text:p>10,138254445</text:p>
          </table:table-cell>
          <table:table-cell table:style-name="ce12" office:value-type="float" office:value="5.229530519">
            <text:p>5,229530519</text:p>
          </table:table-cell>
          <table:table-cell table:style-name="ce12" office:value-type="float" office:value="3.599849654">
            <text:p>3,599849654</text:p>
          </table:table-cell>
          <table:table-cell table:style-name="ce12" office:value-type="float" office:value="2.797081973">
            <text:p>2,797081973</text:p>
          </table:table-cell>
          <table:table-cell table:style-name="ce12" office:value-type="float" office:value="2.29689495">
            <text:p>2,29689495</text:p>
          </table:table-cell>
          <table:table-cell table:style-name="ce12" office:value-type="float" office:value="1.971328943">
            <text:p>1,971328943</text:p>
          </table:table-cell>
          <table:table-cell table:style-name="ce12" office:value-type="float" office:value="1.658325214">
            <text:p>1,658325214</text:p>
          </table:table-cell>
          <table:table-cell table:style-name="ce12" office:value-type="float" office:value="1.495350659">
            <text:p>1,495350659</text:p>
          </table:table-cell>
          <table:table-cell table:style-name="ce12" office:value-type="float" office:value="1.302253261">
            <text:p>1,302253261</text:p>
          </table:table-cell>
          <table:table-cell table:style-name="ce12" office:value-type="float" office:value="1.159148342">
            <text:p>1,159148342</text:p>
          </table:table-cell>
          <table:table-cell table:style-name="ce12" office:value-type="float" office:value="1.117924586">
            <text:p>1,117924586</text:p>
          </table:table-cell>
          <table:table-cell table:style-name="ce12" office:value-type="float" office:value="1.033167332">
            <text:p>1,033167332</text:p>
          </table:table-cell>
        </table:table-row>
        <table:table-row table:style-name="ro1">
          <table:table-cell/>
          <table:table-cell table:style-name="ce5" office:value-type="float" office:value="1500">
            <text:p>1500</text:p>
          </table:table-cell>
          <table:table-cell table:style-name="ce12" office:value-type="float" office:value="37.229229349">
            <text:p>37,229229349</text:p>
          </table:table-cell>
          <table:table-cell table:style-name="ce12" office:value-type="float" office:value="21.034716792">
            <text:p>21,034716792</text:p>
          </table:table-cell>
          <table:table-cell table:style-name="ce12" office:value-type="float" office:value="13.610375233">
            <text:p>13,610375233</text:p>
          </table:table-cell>
          <table:table-cell table:style-name="ce12" office:value-type="float" office:value="9.90640722">
            <text:p>9,90640722</text:p>
          </table:table-cell>
          <table:table-cell table:style-name="ce12" office:value-type="float" office:value="8.445970022">
            <text:p>8,445970022</text:p>
          </table:table-cell>
          <table:table-cell table:style-name="ce12" office:value-type="float" office:value="6.991480527">
            <text:p>6,991480527</text:p>
          </table:table-cell>
          <table:table-cell table:style-name="ce12" office:value-type="float" office:value="6.003128156">
            <text:p>6,003128156</text:p>
          </table:table-cell>
          <table:table-cell table:style-name="ce12" office:value-type="float" office:value="5.521066417">
            <text:p>5,521066417</text:p>
          </table:table-cell>
          <table:table-cell table:style-name="ce12" office:value-type="float" office:value="4.904067615">
            <text:p>4,904067615</text:p>
          </table:table-cell>
          <table:table-cell table:style-name="ce12" office:value-type="float" office:value="4.477451295">
            <text:p>4,477451295</text:p>
          </table:table-cell>
          <table:table-cell table:style-name="ce12" office:value-type="float" office:value="4.190609666">
            <text:p>4,190609666</text:p>
          </table:table-cell>
          <table:table-cell table:style-name="ce12" office:value-type="float" office:value="3.829173867">
            <text:p>3,829173867</text:p>
          </table:table-cell>
        </table:table-row>
        <table:table-row table:style-name="ro1">
          <table:table-cell/>
          <table:table-cell table:style-name="ce6" office:value-type="string">
            <text:p>Linea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</table:table-row>
        <table:table-row table:style-name="ro1">
          <table:table-cell/>
          <table:table-cell table:style-name="ce5" office:value-type="string">
            <text:p>S(p) 100</text:p>
          </table:table-cell>
          <table:table-cell table:style-name="ce5" office:value-type="float" office:value="1">
            <text:p>1</text:p>
          </table:table-cell>
          <table:table-cell table:style-name="ce5" table:formula="of:= [.C40]/[.D40]" office:value-type="float" office:value="1.88206165810148">
            <text:p>1,8820616581</text:p>
          </table:table-cell>
          <table:table-cell table:style-name="ce5" table:formula="of:= [.C40]/[.E40]" office:value-type="float" office:value="2.9475406987943">
            <text:p>2,9475406988</text:p>
          </table:table-cell>
          <table:table-cell table:style-name="ce5" table:formula="of:= [.C40]/[.F40]" office:value-type="float" office:value="3.50080370346557">
            <text:p>3,5008037035</text:p>
          </table:table-cell>
          <table:table-cell table:style-name="ce5" table:formula="of:= [.C40]/[.G40]" office:value-type="float" office:value="4.17600379561471">
            <text:p>4,1760037956</text:p>
          </table:table-cell>
          <table:table-cell table:style-name="ce5" table:formula="of:= [.C40]/[.H40]" office:value-type="float" office:value="4.90162063933709">
            <text:p>4,9016206393</text:p>
          </table:table-cell>
          <table:table-cell table:style-name="ce5" table:formula="of:= [.C40]/[.I40]" office:value-type="float" office:value="4.50095930176673">
            <text:p>4,5009593018</text:p>
          </table:table-cell>
          <table:table-cell table:style-name="ce5" table:formula="of:= [.C40]/[.J40]" office:value-type="float" office:value="5.48096160013859">
            <text:p>5,4809616001</text:p>
          </table:table-cell>
          <table:table-cell table:style-name="ce5" table:formula="of:= [.C40]/[.K40]" office:value-type="float" office:value="6.86654133684491">
            <text:p>6,8665413368</text:p>
          </table:table-cell>
          <table:table-cell table:style-name="ce5" table:formula="of:= [.C40]/[.L40]" office:value-type="float" office:value="7.6878197424329">
            <text:p>7,6878197424</text:p>
          </table:table-cell>
          <table:table-cell table:style-name="ce5" table:formula="of:= [.C40]/[.M40]" office:value-type="float" office:value="7.45442678069391">
            <text:p>7,4544267807</text:p>
          </table:table-cell>
          <table:table-cell table:style-name="ce5" table:formula="of:= [.C40]/[.N40]" office:value-type="float" office:value="8.11268464585073">
            <text:p>8,1126846459</text:p>
          </table:table-cell>
        </table:table-row>
        <table:table-row table:style-name="ro1">
          <table:table-cell/>
          <table:table-cell table:style-name="ce5" office:value-type="string">
            <text:p>S(p) 500</text:p>
          </table:table-cell>
          <table:table-cell table:style-name="ce5" office:value-type="float" office:value="1">
            <text:p>1</text:p>
          </table:table-cell>
          <table:table-cell table:style-name="ce5" table:formula="of:= [.C41]/[.D41]" office:value-type="float" office:value="1.98245255321912">
            <text:p>1,9824525532</text:p>
          </table:table-cell>
          <table:table-cell table:style-name="ce5" table:formula="of:= [.C41]/[.E41]" office:value-type="float" office:value="2.88411926715825">
            <text:p>2,8841192672</text:p>
          </table:table-cell>
          <table:table-cell table:style-name="ce5" table:formula="of:= [.C41]/[.F41]" office:value-type="float" office:value="3.88769563887819">
            <text:p>3,8876956389</text:p>
          </table:table-cell>
          <table:table-cell table:style-name="ce5" table:formula="of:= [.C41]/[.G41]" office:value-type="float" office:value="4.88894040077283">
            <text:p>4,8889404008</text:p>
          </table:table-cell>
          <table:table-cell table:style-name="ce5" table:formula="of:= [.C41]/[.H41]" office:value-type="float" office:value="5.78953442525371">
            <text:p>5,7895344253</text:p>
          </table:table-cell>
          <table:table-cell table:style-name="ce5" table:formula="of:= [.C41]/[.I41]" office:value-type="float" office:value="6.80697638569204">
            <text:p>6,8069763857</text:p>
          </table:table-cell>
          <table:table-cell table:style-name="ce5" table:formula="of:= [.C41]/[.J41]" office:value-type="float" office:value="7.80164132291665">
            <text:p>7,8016413229</text:p>
          </table:table-cell>
          <table:table-cell table:style-name="ce5" table:formula="of:= [.C41]/[.K41]" office:value-type="float" office:value="8.77979897237673">
            <text:p>8,7797989724</text:p>
          </table:table-cell>
          <table:table-cell table:style-name="ce5" table:formula="of:= [.C41]/[.L41]" office:value-type="float" office:value="9.74018748538682">
            <text:p>9,7401874854</text:p>
          </table:table-cell>
          <table:table-cell table:style-name="ce5" table:formula="of:= [.C41]/[.M41]" office:value-type="float" office:value="10.7486172375697">
            <text:p>10,7486172376</text:p>
          </table:table-cell>
          <table:table-cell table:style-name="ce5" table:formula="of:= [.C41]/[.N41]" office:value-type="float" office:value="11.6584356254502">
            <text:p>11,6584356255</text:p>
          </table:table-cell>
        </table:table-row>
        <table:table-row table:style-name="ro1">
          <table:table-cell/>
          <table:table-cell table:style-name="ce5" office:value-type="string">
            <text:p>S(p) 1000</text:p>
          </table:table-cell>
          <table:table-cell table:style-name="ce5" office:value-type="float" office:value="1">
            <text:p>1</text:p>
          </table:table-cell>
          <table:table-cell table:style-name="ce5" table:formula="of:= [.C42]/[.D42]" office:value-type="float" office:value="1.93865480049606">
            <text:p>1,9386548005</text:p>
          </table:table-cell>
          <table:table-cell table:style-name="ce5" table:formula="of:= [.C42]/[.E42]" office:value-type="float" office:value="2.81629940676406">
            <text:p>2,8162994068</text:p>
          </table:table-cell>
          <table:table-cell table:style-name="ce5" table:formula="of:= [.C42]/[.F42]" office:value-type="float" office:value="3.6245825266702">
            <text:p>3,6245825267</text:p>
          </table:table-cell>
          <table:table-cell table:style-name="ce5" table:formula="of:= [.C42]/[.G42]" office:value-type="float" office:value="4.4138955701914">
            <text:p>4,4138955702</text:p>
          </table:table-cell>
          <table:table-cell table:style-name="ce5" table:formula="of:= [.C42]/[.H42]" office:value-type="float" office:value="5.14285273444595">
            <text:p>5,1428527344</text:p>
          </table:table-cell>
          <table:table-cell table:style-name="ce5" table:formula="of:= [.C42]/[.I42]" office:value-type="float" office:value="6.11355020077503">
            <text:p>6,1135502008</text:p>
          </table:table-cell>
          <table:table-cell table:style-name="ce5" table:formula="of:= [.C42]/[.J42]" office:value-type="float" office:value="6.77985085570487">
            <text:p>6,7798508557</text:p>
          </table:table-cell>
          <table:table-cell table:style-name="ce5" table:formula="of:= [.C42]/[.K42]" office:value-type="float" office:value="7.7851634153059">
            <text:p>7,7851634153</text:p>
          </table:table-cell>
          <table:table-cell table:style-name="ce5" table:formula="of:= [.C42]/[.L42]" office:value-type="float" office:value="8.74629594647688">
            <text:p>8,7462959465</text:p>
          </table:table-cell>
          <table:table-cell table:style-name="ce5" table:formula="of:= [.C42]/[.M42]" office:value-type="float" office:value="9.06881785405156">
            <text:p>9,0688178541</text:p>
          </table:table-cell>
          <table:table-cell table:style-name="ce5" table:formula="of:= [.C42]/[.N42]" office:value-type="float" office:value="9.81279036898546">
            <text:p>9,812790369</text:p>
          </table:table-cell>
        </table:table-row>
        <table:table-row table:style-name="ro1">
          <table:table-cell/>
          <table:table-cell table:style-name="ce5" office:value-type="string">
            <text:p>S(p) 1500</text:p>
          </table:table-cell>
          <table:table-cell table:style-name="ce5" office:value-type="float" office:value="1">
            <text:p>1</text:p>
          </table:table-cell>
          <table:table-cell table:style-name="ce5" table:formula="of:= [.C43]/[.D43]" office:value-type="float" office:value="1.76989449000612">
            <text:p>1,76989449</text:p>
          </table:table-cell>
          <table:table-cell table:style-name="ce5" table:formula="of:= [.C43]/[.E43]" office:value-type="float" office:value="2.7353565725898">
            <text:p>2,7353565726</text:p>
          </table:table-cell>
          <table:table-cell table:style-name="ce5" table:formula="of:= [.C43]/[.F43]" office:value-type="float" office:value="3.75809600011577">
            <text:p>3,7580960001</text:p>
          </table:table-cell>
          <table:table-cell table:style-name="ce5" table:formula="of:= [.C43]/[.G43]" office:value-type="float" office:value="4.40792818966034">
            <text:p>4,4079281897</text:p>
          </table:table-cell>
          <table:table-cell table:style-name="ce5" table:formula="of:= [.C43]/[.H43]" office:value-type="float" office:value="5.3249421499819">
            <text:p>5,32494215</text:p>
          </table:table-cell>
          <table:table-cell table:style-name="ce5" table:formula="of:= [.C43]/[.I43]" office:value-type="float" office:value="6.20163827616943">
            <text:p>6,2016382762</text:p>
          </table:table-cell>
          <table:table-cell table:style-name="ce5" table:formula="of:= [.C43]/[.J43]" office:value-type="float" office:value="6.74312289277429">
            <text:p>6,7431228928</text:p>
          </table:table-cell>
          <table:table-cell table:style-name="ce5" table:formula="of:= [.C43]/[.K43]" office:value-type="float" office:value="7.59150001014005">
            <text:p>7,5915000101</text:p>
          </table:table-cell>
          <table:table-cell table:style-name="ce5" table:formula="of:= [.C43]/[.L43]" office:value-type="float" office:value="8.31482620270468">
            <text:p>8,3148262027</text:p>
          </table:table-cell>
          <table:table-cell table:style-name="ce5" table:formula="of:= [.C43]/[.M43]" office:value-type="float" office:value="8.88396493976874">
            <text:p>8,8839649398</text:p>
          </table:table-cell>
          <table:table-cell table:style-name="ce5" table:formula="of:= [.C43]/[.N43]" office:value-type="float" office:value="9.72252257068901">
            <text:p>9,7225225707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>
            <draw:frame table:end-cell-address="Hoja1.N97" table:end-x="0.531cm" table:end-y="0.223cm" draw:z-index="2" draw:style-name="gr1" draw:text-style-name="P1" svg:width="27.557cm" svg:height="16.57cm" svg:x="1.647cm" svg:y="0.238cm">
              <draw:object draw:notify-on-update-of-ranges="Hoja1.B39:Hoja1.B39 Hoja1.C39:Hoja1.N39 Hoja1.B44:Hoja1.B44 Hoja1.C44:Hoja1.N44 Hoja1.B40:Hoja1.B40 Hoja1.C45:Hoja1.N45 Hoja1.B41:Hoja1.B41 Hoja1.C46:Hoja1.N46 Hoja1.B42:Hoja1.B42 Hoja1.C47:Hoja1.N47 Hoja1.B43:Hoja1.B43 Hoja1.C48:Hoja1.N4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42">
          <table:table-cell table:number-columns-repeated="14"/>
        </table:table-row>
        <table:table-row table:style-name="ro4">
          <table:table-cell/>
          <table:table-cell table:style-name="ce5" office:value-type="string">
            <text:p>Tamaño</text:p>
          </table:table-cell>
          <table:table-cell table:style-name="ce5" office:value-type="string">
            <text:p>1 thread</text:p>
          </table:table-cell>
          <table:table-cell table:style-name="ce5" office:value-type="string">
            <text:p>2 threads</text:p>
          </table:table-cell>
          <table:table-cell table:style-name="ce5" office:value-type="string">
            <text:p>3 threads</text:p>
          </table:table-cell>
          <table:table-cell table:style-name="ce5" office:value-type="string">
            <text:p>4 threads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style-name="ce12" office:value-type="float" office:value="0.001674">
            <text:p>0,001674</text:p>
          </table:table-cell>
          <table:table-cell table:style-name="ce12" office:value-type="float" office:value="0.000804">
            <text:p>0,000804</text:p>
          </table:table-cell>
          <table:table-cell table:style-name="ce12" office:value-type="float" office:value="0.000568">
            <text:p>0,000568</text:p>
          </table:table-cell>
          <table:table-cell table:style-name="ce12" office:value-type="float" office:value="0.000538">
            <text:p>0,00053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500">
            <text:p>500</text:p>
          </table:table-cell>
          <table:table-cell table:style-name="ce12" office:value-type="float" office:value="0.261315">
            <text:p>0,261315</text:p>
          </table:table-cell>
          <table:table-cell table:style-name="ce12" office:value-type="float" office:value="0.137069">
            <text:p>0,137069</text:p>
          </table:table-cell>
          <table:table-cell table:style-name="ce12" office:value-type="float" office:value="0.124833">
            <text:p>0,124833</text:p>
          </table:table-cell>
          <table:table-cell table:style-name="ce12" office:value-type="float" office:value="0.109245">
            <text:p>0,109245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000">
            <text:p>1000</text:p>
          </table:table-cell>
          <table:table-cell table:style-name="ce12" office:value-type="float" office:value="5.480167">
            <text:p>5,480167</text:p>
          </table:table-cell>
          <table:table-cell table:style-name="ce12" office:value-type="float" office:value="2.137555">
            <text:p>2,137555</text:p>
          </table:table-cell>
          <table:table-cell table:style-name="ce12" office:value-type="float" office:value="2.742224">
            <text:p>2,742224</text:p>
          </table:table-cell>
          <table:table-cell table:style-name="ce12" office:value-type="float" office:value="2.735255">
            <text:p>2,735255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00">
            <text:p>1500</text:p>
          </table:table-cell>
          <table:table-cell table:style-name="ce12" office:value-type="float" office:value="32.753517">
            <text:p>32,753517</text:p>
          </table:table-cell>
          <table:table-cell table:style-name="ce12" office:value-type="float" office:value="12.478141">
            <text:p>12,478141</text:p>
          </table:table-cell>
          <table:table-cell table:style-name="ce12" office:value-type="float" office:value="11.783001">
            <text:p>11,783001</text:p>
          </table:table-cell>
          <table:table-cell table:style-name="ce12" office:value-type="float" office:value="12.753605">
            <text:p>12,75360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Linea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S(p) 100</text:p>
          </table:table-cell>
          <table:table-cell table:style-name="ce5" office:value-type="float" office:value="1">
            <text:p>1</text:p>
          </table:table-cell>
          <table:table-cell table:style-name="ce5" table:formula="of:= [.C102]/[.D102]" office:value-type="float" office:value="2.08208955223881">
            <text:p>2,0820895522</text:p>
          </table:table-cell>
          <table:table-cell table:style-name="ce5" table:formula="of:= [.C102]/[.E102]" office:value-type="float" office:value="2.94718309859155">
            <text:p>2,9471830986</text:p>
          </table:table-cell>
          <table:table-cell table:style-name="ce5" table:formula="of:= [.C102]/[.F102]" office:value-type="float" office:value="3.11152416356877">
            <text:p>3,111524163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S(p) 500</text:p>
          </table:table-cell>
          <table:table-cell table:style-name="ce5" office:value-type="float" office:value="1">
            <text:p>1</text:p>
          </table:table-cell>
          <table:table-cell table:style-name="ce5" table:formula="of:= [.C103]/[.D103]" office:value-type="float" office:value="1.90644857699407">
            <text:p>1,906448577</text:p>
          </table:table-cell>
          <table:table-cell table:style-name="ce5" table:formula="of:= [.C103]/[.E103]" office:value-type="float" office:value="2.09331667107255">
            <text:p>2,0933166711</text:p>
          </table:table-cell>
          <table:table-cell table:style-name="ce5" table:formula="of:= [.C103]/[.F103]" office:value-type="float" office:value="2.39200878758753">
            <text:p>2,392008787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S(p) 1000</text:p>
          </table:table-cell>
          <table:table-cell table:style-name="ce5" office:value-type="float" office:value="1">
            <text:p>1</text:p>
          </table:table-cell>
          <table:table-cell table:style-name="ce5" table:formula="of:= [.C104]/[.D104]" office:value-type="float" office:value="2.56375485075238">
            <text:p>2,5637548508</text:p>
          </table:table-cell>
          <table:table-cell table:style-name="ce5" table:formula="of:= [.C104]/[.E104]" office:value-type="float" office:value="1.99843885838648">
            <text:p>1,9984388584</text:p>
          </table:table-cell>
          <table:table-cell table:style-name="ce5" table:formula="of:= [.C104]/[.F104]" office:value-type="float" office:value="2.00353056661993">
            <text:p>2,003530566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S(p) 1500</text:p>
          </table:table-cell>
          <table:table-cell table:style-name="ce5" office:value-type="float" office:value="1">
            <text:p>1</text:p>
          </table:table-cell>
          <table:table-cell table:style-name="ce5" table:formula="of:= [.C105]/[.D105]" office:value-type="float" office:value="2.62487152533378">
            <text:p>2,6248715253</text:p>
          </table:table-cell>
          <table:table-cell table:style-name="ce5" table:formula="of:= [.C105]/[.E105]" office:value-type="float" office:value="2.77972623442873">
            <text:p>2,7797262344</text:p>
          </table:table-cell>
          <table:table-cell table:style-name="ce5" table:formula="of:= [.C105]/[.F105]" office:value-type="float" office:value="2.56817715461628">
            <text:p>2,5681771546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Hoja1.M143" table:end-x="1.34cm" table:end-y="0.084cm" draw:z-index="3" draw:style-name="gr1" draw:text-style-name="P1" svg:width="19.722cm" svg:height="11.962cm" svg:x="0.247cm" svg:y="0.03cm">
              <draw:object draw:notify-on-update-of-ranges="Hoja1.B106:Hoja1.B106 Hoja1.C106:Hoja1.F106 Hoja1.B106:Hoja1.B106 Hoja1.C106:Hoja1.F106 Hoja1.B102:Hoja1.B102 Hoja1.C107:Hoja1.F107 Hoja1.B103:Hoja1.B103 Hoja1.C108:Hoja1.F108 Hoja1.B104:Hoja1.B104 Hoja1.C109:Hoja1.F109 Hoja1.B105:Hoja1.B105 Hoja1.C110:Hoja1.F1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1/05/2018</text:date>, <text:time>03:3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8-04-30T21:40:07</meta:creation-date>
    <dc:date>2018-05-01T03:32:05</dc:date>
    <dc:creator>Alejandro </dc:creator>
    <meta:editing-duration>PT5H36M37S</meta:editing-duration>
    <meta:editing-cycles>5</meta:editing-cycles>
    <meta:generator>OpenOffice/4.1.5$Unix OpenOffice.org_project/415m1$Build-9789</meta:generator>
    <meta:document-statistic meta:table-count="3" meta:cell-count="2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5" chart:maximum="0.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13cm" xlink:href=".." xlink:type="simple" chart:class="chart:line" chart:style-name="ch1">
        <chart:title svg:x="6.857cm" svg:y="0.315cm" chart:style-name="ch2">
          <text:p>N = 15360</text:p>
        </chart:title>
        <chart:legend chart:legend-position="end" svg:x="13.291cm" svg:y="3.709cm" style:legend-expansion="high" chart:style-name="ch3"/>
        <chart:plot-area chart:style-name="ch4" table:cell-range-address="Hoja1.B3:Hoja1.E6" chart:data-source-has-labels="both" svg:x="1.319cm" svg:y="1.648cm" svg:width="11.332cm" svg:height="6.216cm">
          <chartooo:coordinate-region svg:x="2.265cm" svg:y="1.848cm" svg:width="10.186cm" svg:height="5.369cm"/>
          <chart:axis chart:dimension="x" chart:name="primary-x" chart:style-name="ch5" chartooo:axis-type="auto">
            <chartooo:date-scale/>
            <chart:title svg:x="6.471cm" svg:y="8.044cm" chart:style-name="ch6">
              <text:p>Chunk</text:p>
            </chart:title>
            <chart:categories table:cell-range-address="Hoja1.B4:Hoja1.B6"/>
          </chart:axis>
          <chart:axis chart:dimension="y" chart:name="primary-y" chart:style-name="ch7">
            <chart:title svg:x="0.451cm" svg:y="5.577cm" chart:style-name="ch8">
              <text:p>Tiempo (s)</text:p>
            </chart:title>
            <chart:grid chart:style-name="ch9" chart:class="major"/>
          </chart:axis>
          <chart:series chart:style-name="ch10" chart:values-cell-range-address="Hoja1.C4:Hoja1.C6" chart:label-cell-address="Hoja1.C3:Hoja1.C3" chart:class="chart:line">
            <chart:data-point chart:repeated="3"/>
          </chart:series>
          <chart:series chart:style-name="ch11" chart:values-cell-range-address="Hoja1.D4:Hoja1.D6" chart:label-cell-address="Hoja1.D3:Hoja1.D3" chart:class="chart:line">
            <chart:data-point chart:repeated="3"/>
          </chart:series>
          <chart:series chart:style-name="ch12" chart:values-cell-range-address="Hoja1.E4:Hoja1.E6" chart:label-cell-address="Hoja1.E3:Hoja1.E3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C3:Hoja1.C3</svg:desc>
                </draw:g>
              </table:table-cell>
              <table:table-cell office:value-type="string">
                <text:p>Dynamic</text:p>
                <draw:g>
                  <svg:desc>Hoja1.D3:Hoja1.D3</svg:desc>
                </draw:g>
              </table:table-cell>
              <table:table-cell office:value-type="string">
                <text:p>Guided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B4:Hoja1.B6</svg:desc>
                </draw:g>
              </table:table-cell>
              <table:table-cell office:value-type="float" office:value="0.085445064">
                <text:p>0.085445064</text:p>
                <draw:g>
                  <svg:desc>Hoja1.C4:Hoja1.C6</svg:desc>
                </draw:g>
              </table:table-cell>
              <table:table-cell office:value-type="float" office:value="0.09982341">
                <text:p>0.09982341</text:p>
                <draw:g>
                  <svg:desc>Hoja1.D4:Hoja1.D6</svg:desc>
                </draw:g>
              </table:table-cell>
              <table:table-cell office:value-type="float" office:value="0.068316935">
                <text:p>0.068316935</text:p>
                <draw:g>
                  <svg:desc>Hoja1.E4:Hoja1.E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86396283">
                <text:p>0.086396283</text:p>
              </table:table-cell>
              <table:table-cell office:value-type="float" office:value="0.103429452">
                <text:p>0.103429452</text:p>
              </table:table-cell>
              <table:table-cell office:value-type="float" office:value="0.069062391">
                <text:p>0.0690623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81726494">
                <text:p>0.081726494</text:p>
              </table:table-cell>
              <table:table-cell office:value-type="float" office:value="0.084068512">
                <text:p>0.084068512</text:p>
              </table:table-cell>
              <table:table-cell office:value-type="float" office:value="0.070279669">
                <text:p>0.070279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1" chart:maximum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13cm" xlink:href=".." xlink:type="simple" chart:class="chart:line" chart:style-name="ch1">
        <chart:title svg:x="6.857cm" svg:y="0.315cm" chart:style-name="ch2">
          <text:p>N = 23040</text:p>
        </chart:title>
        <chart:legend chart:legend-position="end" svg:x="13.291cm" svg:y="3.709cm" style:legend-expansion="high" chart:style-name="ch3"/>
        <chart:plot-area chart:style-name="ch4" table:cell-range-address="Hoja1.B10:Hoja1.E13" chart:data-source-has-labels="both" svg:x="1.319cm" svg:y="1.648cm" svg:width="11.332cm" svg:height="6.216cm">
          <chartooo:coordinate-region svg:x="2.265cm" svg:y="1.648cm" svg:width="10.186cm" svg:height="5.569cm"/>
          <chart:axis chart:dimension="x" chart:name="primary-x" chart:style-name="ch5" chartooo:axis-type="auto">
            <chartooo:date-scale/>
            <chart:title svg:x="6.471cm" svg:y="8.044cm" chart:style-name="ch6">
              <text:p>Chunk</text:p>
            </chart:title>
            <chart:categories table:cell-range-address="Hoja1.B11:Hoja1.B13"/>
            <chart:grid chart:style-name="ch7" chart:class="major"/>
          </chart:axis>
          <chart:axis chart:dimension="y" chart:name="primary-y" chart:style-name="ch8">
            <chart:title svg:x="0.451cm" svg:y="5.577cm" chart:style-name="ch9">
              <text:p>Tiempo (s)</text:p>
            </chart:title>
            <chart:grid chart:style-name="ch7" chart:class="major"/>
          </chart:axis>
          <chart:series chart:style-name="ch10" chart:values-cell-range-address="Hoja1.C11:Hoja1.C13" chart:label-cell-address="Hoja1.C10:Hoja1.C10" chart:class="chart:line">
            <chart:data-point chart:repeated="3"/>
          </chart:series>
          <chart:series chart:style-name="ch11" chart:values-cell-range-address="Hoja1.D11:Hoja1.D13" chart:label-cell-address="Hoja1.D10:Hoja1.D10" chart:class="chart:line">
            <chart:data-point chart:repeated="3"/>
          </chart:series>
          <chart:series chart:style-name="ch12" chart:values-cell-range-address="Hoja1.E11:Hoja1.E13" chart:label-cell-address="Hoja1.E10:Hoja1.E10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C10:Hoja1.C10</svg:desc>
                </draw:g>
              </table:table-cell>
              <table:table-cell office:value-type="string">
                <text:p>Dynamic</text:p>
                <draw:g>
                  <svg:desc>Hoja1.D10:Hoja1.D10</svg:desc>
                </draw:g>
              </table:table-cell>
              <table:table-cell office:value-type="string">
                <text:p>Guided</text:p>
                <draw:g>
                  <svg:desc>Hoja1.E10:Hoja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B11:Hoja1.B13</svg:desc>
                </draw:g>
              </table:table-cell>
              <table:table-cell office:value-type="float" office:value="0.149827141">
                <text:p>0.149827141</text:p>
                <draw:g>
                  <svg:desc>Hoja1.C11:Hoja1.C13</svg:desc>
                </draw:g>
              </table:table-cell>
              <table:table-cell office:value-type="float" office:value="0.213189094">
                <text:p>0.213189094</text:p>
                <draw:g>
                  <svg:desc>Hoja1.D11:Hoja1.D13</svg:desc>
                </draw:g>
              </table:table-cell>
              <table:table-cell office:value-type="float" office:value="0.164282522">
                <text:p>0.164282522</text:p>
                <draw:g>
                  <svg:desc>Hoja1.E11:Hoja1.E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94593088">
                <text:p>0.194593088</text:p>
              </table:table-cell>
              <table:table-cell office:value-type="float" office:value="0.212454278">
                <text:p>0.212454278</text:p>
              </table:table-cell>
              <table:table-cell office:value-type="float" office:value="0.16056942">
                <text:p>0.160569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87994885">
                <text:p>0.187994885</text:p>
              </table:table-cell>
              <table:table-cell office:value-type="float" office:value="0.191278824">
                <text:p>0.191278824</text:p>
              </table:table-cell>
              <table:table-cell office:value-type="float" office:value="0.159594442">
                <text:p>0.159594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3" chart:interval-major="2" chart:interval-minor-divisor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58cm" svg:height="16.571cm" xlink:href=".." xlink:type="simple" chart:class="chart:line" chart:style-name="ch1">
        <chart:title svg:x="11.652cm" svg:y="0.466cm" chart:style-name="ch2">
          <text:p>Ganancia Escalable</text:p>
        </chart:title>
        <chart:legend chart:legend-position="end" svg:x="25.281cm" svg:y="6.99cm" style:legend-expansion="high" chart:style-name="ch3"/>
        <chart:plot-area chart:style-name="ch4" table:cell-range-address="Hoja1.B39:Hoja1.N39 Hoja1.B44:Hoja1.N44 Hoja1.B40:Hoja1.B43 Hoja1.C45:Hoja1.N48" chart:data-source-has-labels="both" svg:x="1.55cm" svg:y="2.252cm" svg:width="22.629cm" svg:height="13.019cm">
          <chartooo:coordinate-region svg:x="2.198cm" svg:y="2.451cm" svg:width="21.146cm" svg:height="12.173cm"/>
          <chart:axis chart:dimension="x" chart:name="primary-x" chart:style-name="ch5" chartooo:axis-type="auto">
            <chartooo:date-scale/>
            <chart:title svg:x="11.199cm" svg:y="15.602cm" chart:style-name="ch6">
              <text:p>Procesadores/Threads</text:p>
            </chart:title>
            <chart:categories table:cell-range-address="Hoja1.C39:Hoja1.N39"/>
          </chart:axis>
          <chart:axis chart:dimension="y" chart:name="primary-y" chart:style-name="ch7">
            <chart:title svg:x="0.451cm" svg:y="9.116cm" chart:style-name="ch8">
              <text:p>S(p)</text:p>
            </chart:title>
            <chart:grid chart:style-name="ch9" chart:class="major"/>
          </chart:axis>
          <chart:series chart:style-name="ch10" chart:values-cell-range-address="Hoja1.C44:Hoja1.N44" chart:label-cell-address="Hoja1.B44:Hoja1.B44" chart:class="chart:line">
            <chart:data-point chart:repeated="12"/>
          </chart:series>
          <chart:series chart:style-name="ch10" chart:values-cell-range-address="Hoja1.C45:Hoja1.N45" chart:label-cell-address="Hoja1.B40:Hoja1.B40" chart:class="chart:line">
            <chart:data-point chart:repeated="12"/>
          </chart:series>
          <chart:series chart:style-name="ch11" chart:values-cell-range-address="Hoja1.C46:Hoja1.N46" chart:label-cell-address="Hoja1.B41:Hoja1.B41" chart:class="chart:line">
            <chart:data-point chart:repeated="12"/>
          </chart:series>
          <chart:series chart:style-name="ch12" chart:values-cell-range-address="Hoja1.C47:Hoja1.N47" chart:label-cell-address="Hoja1.B42:Hoja1.B42" chart:class="chart:line">
            <chart:data-point chart:repeated="12"/>
          </chart:series>
          <chart:series chart:style-name="ch13" chart:values-cell-range-address="Hoja1.C48:Hoja1.N48" chart:label-cell-address="Hoja1.B43:Hoja1.B4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C39:Hoja1.N39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  <table:table-cell office:value-type="string">
                <text:p>7threads</text:p>
              </table:table-cell>
              <table:table-cell office:value-type="string">
                <text:p>8 threads</text:p>
              </table:table-cell>
              <table:table-cell office:value-type="string">
                <text:p>9threads</text:p>
              </table:table-cell>
              <table:table-cell office:value-type="string">
                <text:p>10 threads</text:p>
              </table:table-cell>
              <table:table-cell office:value-type="string">
                <text:p>11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Lineal</text:p>
                <draw:g>
                  <svg:desc>Hoja1.B44:Hoja1.B44</svg:desc>
                </draw:g>
              </table:table-cell>
              <table:table-cell office:value-type="float" office:value="1">
                <text:p>1</text:p>
                <draw:g>
                  <svg:desc>Hoja1.C44:Hoja1.N4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  <draw:g>
                  <svg:desc>Hoja1.B40:Hoja1.B40</svg:desc>
                </draw:g>
              </table:table-cell>
              <table:table-cell office:value-type="float" office:value="1">
                <text:p>1</text:p>
                <draw:g>
                  <svg:desc>Hoja1.C45:Hoja1.N45</svg:desc>
                </draw:g>
              </table:table-cell>
              <table:table-cell office:value-type="float" office:value="1.88206165810148">
                <text:p>1.88206165810148</text:p>
              </table:table-cell>
              <table:table-cell office:value-type="float" office:value="2.9475406987943">
                <text:p>2.9475406987943</text:p>
              </table:table-cell>
              <table:table-cell office:value-type="float" office:value="3.50080370346557">
                <text:p>3.50080370346557</text:p>
              </table:table-cell>
              <table:table-cell office:value-type="float" office:value="4.17600379561471">
                <text:p>4.17600379561471</text:p>
              </table:table-cell>
              <table:table-cell office:value-type="float" office:value="4.90162063933709">
                <text:p>4.90162063933709</text:p>
              </table:table-cell>
              <table:table-cell office:value-type="float" office:value="4.50095930176673">
                <text:p>4.50095930176673</text:p>
              </table:table-cell>
              <table:table-cell office:value-type="float" office:value="5.48096160013859">
                <text:p>5.48096160013859</text:p>
              </table:table-cell>
              <table:table-cell office:value-type="float" office:value="6.86654133684491">
                <text:p>6.86654133684491</text:p>
              </table:table-cell>
              <table:table-cell office:value-type="float" office:value="7.6878197424329">
                <text:p>7.6878197424329</text:p>
              </table:table-cell>
              <table:table-cell office:value-type="float" office:value="7.45442678069391">
                <text:p>7.45442678069391</text:p>
              </table:table-cell>
              <table:table-cell office:value-type="float" office:value="8.11268464585073">
                <text:p>8.11268464585073</text:p>
              </table:table-cell>
            </table:table-row>
            <table:table-row>
              <table:table-cell office:value-type="string">
                <text:p>500</text:p>
                <draw:g>
                  <svg:desc>Hoja1.B41:Hoja1.B41</svg:desc>
                </draw:g>
              </table:table-cell>
              <table:table-cell office:value-type="float" office:value="1">
                <text:p>1</text:p>
                <draw:g>
                  <svg:desc>Hoja1.C46:Hoja1.N46</svg:desc>
                </draw:g>
              </table:table-cell>
              <table:table-cell office:value-type="float" office:value="1.98245255321912">
                <text:p>1.98245255321912</text:p>
              </table:table-cell>
              <table:table-cell office:value-type="float" office:value="2.88411926715825">
                <text:p>2.88411926715825</text:p>
              </table:table-cell>
              <table:table-cell office:value-type="float" office:value="3.88769563887819">
                <text:p>3.88769563887819</text:p>
              </table:table-cell>
              <table:table-cell office:value-type="float" office:value="4.88894040077283">
                <text:p>4.88894040077283</text:p>
              </table:table-cell>
              <table:table-cell office:value-type="float" office:value="5.78953442525371">
                <text:p>5.78953442525371</text:p>
              </table:table-cell>
              <table:table-cell office:value-type="float" office:value="6.80697638569204">
                <text:p>6.80697638569204</text:p>
              </table:table-cell>
              <table:table-cell office:value-type="float" office:value="7.80164132291665">
                <text:p>7.80164132291665</text:p>
              </table:table-cell>
              <table:table-cell office:value-type="float" office:value="8.77979897237673">
                <text:p>8.77979897237673</text:p>
              </table:table-cell>
              <table:table-cell office:value-type="float" office:value="9.74018748538682">
                <text:p>9.74018748538682</text:p>
              </table:table-cell>
              <table:table-cell office:value-type="float" office:value="10.7486172375697">
                <text:p>10.7486172375697</text:p>
              </table:table-cell>
              <table:table-cell office:value-type="float" office:value="11.6584356254502">
                <text:p>11.6584356254502</text:p>
              </table:table-cell>
            </table:table-row>
            <table:table-row>
              <table:table-cell office:value-type="string">
                <text:p>1000</text:p>
                <draw:g>
                  <svg:desc>Hoja1.B42:Hoja1.B42</svg:desc>
                </draw:g>
              </table:table-cell>
              <table:table-cell office:value-type="float" office:value="1">
                <text:p>1</text:p>
                <draw:g>
                  <svg:desc>Hoja1.C47:Hoja1.N47</svg:desc>
                </draw:g>
              </table:table-cell>
              <table:table-cell office:value-type="float" office:value="1.93865480049606">
                <text:p>1.93865480049606</text:p>
              </table:table-cell>
              <table:table-cell office:value-type="float" office:value="2.81629940676406">
                <text:p>2.81629940676406</text:p>
              </table:table-cell>
              <table:table-cell office:value-type="float" office:value="3.6245825266702">
                <text:p>3.6245825266702</text:p>
              </table:table-cell>
              <table:table-cell office:value-type="float" office:value="4.4138955701914">
                <text:p>4.4138955701914</text:p>
              </table:table-cell>
              <table:table-cell office:value-type="float" office:value="5.14285273444595">
                <text:p>5.14285273444595</text:p>
              </table:table-cell>
              <table:table-cell office:value-type="float" office:value="6.11355020077503">
                <text:p>6.11355020077503</text:p>
              </table:table-cell>
              <table:table-cell office:value-type="float" office:value="6.77985085570487">
                <text:p>6.77985085570487</text:p>
              </table:table-cell>
              <table:table-cell office:value-type="float" office:value="7.7851634153059">
                <text:p>7.7851634153059</text:p>
              </table:table-cell>
              <table:table-cell office:value-type="float" office:value="8.74629594647688">
                <text:p>8.74629594647688</text:p>
              </table:table-cell>
              <table:table-cell office:value-type="float" office:value="9.06881785405156">
                <text:p>9.06881785405156</text:p>
              </table:table-cell>
              <table:table-cell office:value-type="float" office:value="9.81279036898546">
                <text:p>9.81279036898546</text:p>
              </table:table-cell>
            </table:table-row>
            <table:table-row>
              <table:table-cell office:value-type="string">
                <text:p>1500</text:p>
                <draw:g>
                  <svg:desc>Hoja1.B43:Hoja1.B43</svg:desc>
                </draw:g>
              </table:table-cell>
              <table:table-cell office:value-type="float" office:value="1">
                <text:p>1</text:p>
                <draw:g>
                  <svg:desc>Hoja1.C48:Hoja1.N48</svg:desc>
                </draw:g>
              </table:table-cell>
              <table:table-cell office:value-type="float" office:value="1.76989449000612">
                <text:p>1.76989449000612</text:p>
              </table:table-cell>
              <table:table-cell office:value-type="float" office:value="2.7353565725898">
                <text:p>2.7353565725898</text:p>
              </table:table-cell>
              <table:table-cell office:value-type="float" office:value="3.75809600011577">
                <text:p>3.75809600011577</text:p>
              </table:table-cell>
              <table:table-cell office:value-type="float" office:value="4.40792818966034">
                <text:p>4.40792818966034</text:p>
              </table:table-cell>
              <table:table-cell office:value-type="float" office:value="5.3249421499819">
                <text:p>5.3249421499819</text:p>
              </table:table-cell>
              <table:table-cell office:value-type="float" office:value="6.20163827616943">
                <text:p>6.20163827616943</text:p>
              </table:table-cell>
              <table:table-cell office:value-type="float" office:value="6.74312289277429">
                <text:p>6.74312289277429</text:p>
              </table:table-cell>
              <table:table-cell office:value-type="float" office:value="7.59150001014005">
                <text:p>7.59150001014005</text:p>
              </table:table-cell>
              <table:table-cell office:value-type="float" office:value="8.31482620270468">
                <text:p>8.31482620270468</text:p>
              </table:table-cell>
              <table:table-cell office:value-type="float" office:value="8.88396493976874">
                <text:p>8.88396493976874</text:p>
              </table:table-cell>
              <table:table-cell office:value-type="float" office:value="9.72252257068901">
                <text:p>9.72252257068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4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723cm" svg:height="11.963cm" xlink:href=".." xlink:type="simple" chart:class="chart:line" chart:style-name="ch1">
        <chart:title svg:x="7.764cm" svg:y="0.374cm" chart:style-name="ch2">
          <text:p>Ganancia escalable</text:p>
        </chart:title>
        <chart:legend chart:legend-position="end" svg:x="17.446cm" svg:y="4.686cm" style:legend-expansion="high" chart:style-name="ch3"/>
        <chart:plot-area chart:style-name="ch4" table:cell-range-address="Hoja1.B106:Hoja1.F106 Hoja1.B102:Hoja1.B105 Hoja1.C107:Hoja1.F110" chart:data-source-has-labels="both" svg:x="1.393cm" svg:y="1.884cm" svg:width="15.265cm" svg:height="8.871cm">
          <chartooo:coordinate-region svg:x="1.842cm" svg:y="2.083cm" svg:width="14.715cm" svg:height="8.025cm"/>
          <chart:axis chart:dimension="x" chart:name="primary-x" chart:style-name="ch5" chartooo:axis-type="auto">
            <chartooo:date-scale/>
            <chart:title svg:x="8.541cm" svg:y="10.994cm" chart:style-name="ch6">
              <text:p>Cores</text:p>
            </chart:title>
            <chart:categories table:cell-range-address="Hoja1.C106:Hoja1.F106"/>
          </chart:axis>
          <chart:axis chart:dimension="y" chart:name="primary-y" chart:style-name="ch7">
            <chart:title svg:x="0.451cm" svg:y="6.674cm" chart:style-name="ch8">
              <text:p>S(p)</text:p>
            </chart:title>
            <chart:grid chart:style-name="ch9" chart:class="major"/>
          </chart:axis>
          <chart:series chart:style-name="ch10" chart:values-cell-range-address="Hoja1.C106:Hoja1.F106" chart:label-cell-address="Hoja1.B106:Hoja1.B106" chart:class="chart:line">
            <chart:data-point chart:repeated="4"/>
          </chart:series>
          <chart:series chart:style-name="ch11" chart:values-cell-range-address="Hoja1.C107:Hoja1.F107" chart:label-cell-address="Hoja1.B102:Hoja1.B102" chart:class="chart:line">
            <chart:data-point chart:repeated="4"/>
          </chart:series>
          <chart:series chart:style-name="ch12" chart:values-cell-range-address="Hoja1.C108:Hoja1.F108" chart:label-cell-address="Hoja1.B103:Hoja1.B103" chart:class="chart:line">
            <chart:data-point chart:repeated="4"/>
          </chart:series>
          <chart:series chart:style-name="ch13" chart:values-cell-range-address="Hoja1.C109:Hoja1.F109" chart:label-cell-address="Hoja1.B104:Hoja1.B104" chart:class="chart:line">
            <chart:data-point chart:repeated="4"/>
          </chart:series>
          <chart:series chart:style-name="ch14" chart:values-cell-range-address="Hoja1.C110:Hoja1.F110" chart:label-cell-address="Hoja1.B105:Hoja1.B105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ja1.C106:Hoja1.F10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Lineal</text:p>
                <draw:g>
                  <svg:desc>Hoja1.B106:Hoja1.B106</svg:desc>
                </draw:g>
              </table:table-cell>
              <table:table-cell office:value-type="float" office:value="1">
                <text:p>1</text:p>
                <draw:g>
                  <svg:desc>Hoja1.C106:Hoja1.F10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  <draw:g>
                  <svg:desc>Hoja1.B102:Hoja1.B102</svg:desc>
                </draw:g>
              </table:table-cell>
              <table:table-cell office:value-type="float" office:value="1">
                <text:p>1</text:p>
                <draw:g>
                  <svg:desc>Hoja1.C107:Hoja1.F107</svg:desc>
                </draw:g>
              </table:table-cell>
              <table:table-cell office:value-type="float" office:value="2.08208955223881">
                <text:p>2.08208955223881</text:p>
              </table:table-cell>
              <table:table-cell office:value-type="float" office:value="2.94718309859155">
                <text:p>2.94718309859155</text:p>
              </table:table-cell>
              <table:table-cell office:value-type="float" office:value="3.11152416356877">
                <text:p>3.11152416356877</text:p>
              </table:table-cell>
            </table:table-row>
            <table:table-row>
              <table:table-cell office:value-type="string">
                <text:p>500</text:p>
                <draw:g>
                  <svg:desc>Hoja1.B103:Hoja1.B103</svg:desc>
                </draw:g>
              </table:table-cell>
              <table:table-cell office:value-type="float" office:value="1">
                <text:p>1</text:p>
                <draw:g>
                  <svg:desc>Hoja1.C108:Hoja1.F108</svg:desc>
                </draw:g>
              </table:table-cell>
              <table:table-cell office:value-type="float" office:value="1.90644857699407">
                <text:p>1.90644857699407</text:p>
              </table:table-cell>
              <table:table-cell office:value-type="float" office:value="2.09331667107255">
                <text:p>2.09331667107255</text:p>
              </table:table-cell>
              <table:table-cell office:value-type="float" office:value="2.39200878758753">
                <text:p>2.39200878758753</text:p>
              </table:table-cell>
            </table:table-row>
            <table:table-row>
              <table:table-cell office:value-type="string">
                <text:p>1000</text:p>
                <draw:g>
                  <svg:desc>Hoja1.B104:Hoja1.B104</svg:desc>
                </draw:g>
              </table:table-cell>
              <table:table-cell office:value-type="float" office:value="1">
                <text:p>1</text:p>
                <draw:g>
                  <svg:desc>Hoja1.C109:Hoja1.F109</svg:desc>
                </draw:g>
              </table:table-cell>
              <table:table-cell office:value-type="float" office:value="2.56375485075238">
                <text:p>2.56375485075238</text:p>
              </table:table-cell>
              <table:table-cell office:value-type="float" office:value="1.99843885838648">
                <text:p>1.99843885838648</text:p>
              </table:table-cell>
              <table:table-cell office:value-type="float" office:value="2.00353056661993">
                <text:p>2.00353056661993</text:p>
              </table:table-cell>
            </table:table-row>
            <table:table-row>
              <table:table-cell office:value-type="string">
                <text:p>1500</text:p>
                <draw:g>
                  <svg:desc>Hoja1.B105:Hoja1.B105</svg:desc>
                </draw:g>
              </table:table-cell>
              <table:table-cell office:value-type="float" office:value="1">
                <text:p>1</text:p>
                <draw:g>
                  <svg:desc>Hoja1.C110:Hoja1.F110</svg:desc>
                </draw:g>
              </table:table-cell>
              <table:table-cell office:value-type="float" office:value="2.62487152533378">
                <text:p>2.62487152533378</text:p>
              </table:table-cell>
              <table:table-cell office:value-type="float" office:value="2.77972623442873">
                <text:p>2.77972623442873</text:p>
              </table:table-cell>
              <table:table-cell office:value-type="float" office:value="2.56817715461628">
                <text:p>2.568177154616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